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.test_getObjec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ObjectTest.test_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ObjectTest.test_getLong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ObjectTest.test_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.test_toJSON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ObjectTest.test_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ObjectTest.test_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SONObjectTest.test_ge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ObjectTest.test_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ObjectTest.test_getObjectOr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ObjectTest.test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ObjectTest.test_write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ObjectTest.test_getObjec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ObjectTest.test_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ObjectTest.test_a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